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HelveticaNeue LT 55 Roman'" style:font-pitch="variable" fo:font-weight="normal" style:font-weight-asian="normal" style:font-weight-complex="normal"/>
    </style:style>
    <style:style style:name="T1" style:family="text">
      <style:text-properties fo:font-family="'HelveticaNeue LT 55 Roman'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1cm" svg:height="1cm" svg:x="0.25cm" svg:y="1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2.25cm" svg:y="3.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cm" svg:y="0.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6.25cm" svg:y="3.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4cm" svg:y="0.25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cm" svg:height="1cm" svg:x="3cm" svg:y="5.7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svg:x="4.25cm" svg:y="2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6.25cm" svg:y="0.75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8.25cm" svg:y="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5.5cm" svg:y="5.7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.25cm" svg:y="4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5cm" svg:y1="5.75cm" svg:x2="4.396cm" svg:y2="2.854cm" draw:start-shape="id1" draw:start-glue-point="0" draw:end-shape="id2" draw:end-glue-point="7" svg:d="m3500 5750 896-2896">
          <text:p/>
        </draw:connector>
        <draw:connector draw:style-name="gr2" draw:text-style-name="P1" draw:layer="layout" draw:type="line" svg:x1="3.146cm" svg:y1="5.896cm" svg:x2="2.75cm" svg:y2="4.5cm" draw:start-shape="id1" draw:start-glue-point="5" draw:end-shape="id3" draw:end-glue-point="8" svg:d="m3146 5896-396-1396">
          <text:p/>
        </draw:connector>
        <draw:connector draw:style-name="gr2" draw:text-style-name="P1" draw:layer="layout" draw:type="line" svg:x1="4cm" svg:y1="6.25cm" svg:x2="5.5cm" svg:y2="6.25cm" draw:start-shape="id1" draw:start-glue-point="10" draw:end-shape="id4" draw:end-glue-point="6" svg:d="m4000 6250h1500">
          <text:p/>
        </draw:connector>
        <draw:connector draw:style-name="gr2" draw:text-style-name="P1" draw:layer="layout" draw:type="line" svg:x1="3.104cm" svg:y1="3.646cm" svg:x2="4.25cm" svg:y2="2.5cm" draw:start-shape="id3" draw:start-glue-point="11" draw:end-shape="id2" draw:end-glue-point="6" svg:d="m3104 3646 1146-1146">
          <text:p/>
        </draw:connector>
        <draw:connector draw:style-name="gr2" draw:text-style-name="P1" draw:layer="layout" draw:type="line" svg:x1="5.25cm" svg:y1="2.5cm" svg:x2="6.396cm" svg:y2="3.646cm" draw:start-shape="id2" draw:start-glue-point="10" draw:end-shape="id5" draw:end-glue-point="5" svg:d="m5250 2500 1146 1146">
          <text:p/>
        </draw:connector>
        <draw:connector draw:style-name="gr2" draw:text-style-name="P1" draw:layer="layout" draw:type="line" svg:x1="6.354cm" svg:y1="5.896cm" svg:x2="6.75cm" svg:y2="4.5cm" draw:start-shape="id4" draw:start-glue-point="11" draw:end-shape="id5" draw:end-glue-point="8" svg:d="m6354 5896 396-1396">
          <text:p/>
        </draw:connector>
        <draw:connector draw:style-name="gr2" draw:text-style-name="P1" draw:layer="layout" draw:type="line" svg:x1="5.104cm" svg:y1="2.854cm" svg:x2="6cm" svg:y2="5.75cm" draw:start-shape="id2" draw:start-glue-point="9" draw:end-shape="id4" draw:end-glue-point="4" svg:d="m5104 2854 896 2896">
          <text:p/>
        </draw:connector>
        <draw:connector draw:style-name="gr2" draw:text-style-name="P1" draw:layer="layout" draw:type="line" svg:x1="3.25cm" svg:y1="4cm" svg:x2="6.25cm" svg:y2="4cm" draw:start-shape="id3" draw:start-glue-point="10" draw:end-shape="id5" draw:end-glue-point="6" svg:d="m3250 4000h3000">
          <text:p/>
        </draw:connector>
        <draw:connector draw:style-name="gr2" draw:text-style-name="P1" draw:layer="layout" draw:type="line" svg:x1="5.646cm" svg:y1="5.896cm" svg:x2="3.104cm" svg:y2="4.354cm" draw:start-shape="id4" draw:start-glue-point="5" draw:end-shape="id3" draw:end-glue-point="9" svg:d="m5646 5896-2542-1542">
          <text:p/>
        </draw:connector>
        <draw:connector draw:style-name="gr2" draw:text-style-name="P1" draw:layer="layout" draw:type="line" svg:x1="3.854cm" svg:y1="5.896cm" svg:x2="6.396cm" svg:y2="4.354cm" draw:start-shape="id1" draw:start-glue-point="11" draw:end-shape="id5" draw:end-glue-point="7" svg:d="m3854 5896 2542-1542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1T00:02:54</meta:creation-date>
    <dc:date>2011-12-11T00:14:43</dc:date>
    <meta:editing-duration>PT5M30S</meta:editing-duration>
    <meta:editing-cycles>3</meta:editing-cycles>
    <meta:generator>LibreOffice/3.4$Unix LibreOffice_project/340m1$Build-1206</meta:generator>
    <meta:document-statistic meta:object-count="21"/>
  </office:meta>
</office:document-meta>
</file>